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2EC9647DFD614C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55cm, 15.815cm, 4.039cm, 1.82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3.31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893cm" fo:min-width="5.215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1.659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3.1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114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2.80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2.1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3.183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8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135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.135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4.326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2.163cm" fo:min-width="0.516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5.596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2.163cm" fo:min-width="0.008cm"/>
    </style:style>
    <style:style style:name="gr2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5.079cm" svg:x="3.794cm" svg:y="9.763cm">
          <draw:image xlink:href="Pictures/1000020100000556000003002EC9647DFD614C03.png" xlink:type="simple" xlink:show="embed" xlink:actuate="onLoad">
            <text:p/>
          </draw:image>
        </draw:frame>
        <draw:custom-shape draw:style-name="gr2" draw:text-style-name="P2" draw:layer="layout" svg:width="3.81cm" svg:height="1.016cm" svg:x="3.921cm" svg:y="10.1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15cm" svg:height="1.143cm" svg:x="12.176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59cm" svg:height="0.635cm" svg:x="4.81cm" svg:y="13.5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683cm" svg:height="0.889cm" svg:x="13.065cm" svg:y="13.44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801cm" svg:height="0.975cm" svg:x="3.921cm" svg:y="10.017cm">
          <draw:text-box>
            <text:p>conjLineal(a)</text:p>
          </draw:text-box>
        </draw:frame>
        <draw:frame draw:style-name="gr7" draw:text-style-name="P3" draw:layer="layout" svg:width="2.614cm" svg:height="1.229cm" svg:x="4.228cm" svg:y="13.319cm">
          <draw:text-box>
            <text:p>conj(a)</text:p>
          </draw:text-box>
        </draw:frame>
        <draw:frame draw:style-name="gr8" draw:text-style-name="P3" draw:layer="layout" svg:width="4.587cm" svg:height="0.848cm" svg:x="12.995cm" svg:y="13.487cm">
          <draw:text-box>
            <text:p>pertenece(c,e)</text:p>
          </draw:text-box>
        </draw:frame>
        <draw:custom-shape draw:style-name="gr2" draw:text-style-name="P2" draw:layer="layout" svg:width="3.81cm" svg:height="1.016cm" svg:x="3.921cm" svg:y="10.0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302cm" svg:height="0.762cm" svg:x="12.557cm" svg:y="10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667cm" svg:height="0.889cm" svg:x="4.048cm" svg:y="13.446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335cm" svg:height="0.848cm" svg:x="4.81cm" svg:y="10.271cm">
          <draw:text-box>
            <text:p>Abs(c)</text:p>
          </draw:text-box>
        </draw:frame>
        <draw:custom-shape draw:style-name="gr12" draw:text-style-name="P2" draw:layer="layout" svg:width="3.683cm" svg:height="0.381cm" svg:x="8.239cm" svg:y="10.14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397cm" svg:height="0.762cm" svg:x="9.255cm" svg:y="12.938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992cm" svg:height="0.848cm" svg:x="13.105cm" svg:y="10.185cm">
          <draw:text-box>
            <text:p>e <text:span text:style-name="T1">є</text:span><text:span text:style-name="T2"> C</text:span></text:p>
          </draw:text-box>
        </draw:frame>
        <draw:frame draw:style-name="gr11" draw:text-style-name="P3" draw:layer="layout" svg:width="1.992cm" svg:height="0.848cm" svg:x="13.105cm" svg:y="10.185cm">
          <draw:text-box>
            <text:p>e <text:span text:style-name="T1">є</text:span><text:span text:style-name="T2"> C</text:span></text:p>
          </draw:text-box>
        </draw:frame>
        <draw:frame draw:style-name="gr11" draw:text-style-name="P3" draw:layer="layout" svg:width="1.992cm" svg:height="0.848cm" svg:x="8.874cm" svg:y="9.763cm">
          <draw:text-box>
            <text:p>e <text:span text:style-name="T1">є</text:span><text:span text:style-name="T2"> C</text:span></text:p>
          </draw:text-box>
        </draw:frame>
        <draw:frame draw:style-name="gr11" draw:text-style-name="P3" draw:layer="layout" svg:width="3.499cm" svg:height="0.848cm" svg:x="3.597cm" svg:y="13.573cm">
          <draw:text-box>
            <text:p>c:vector(a)</text:p>
          </draw:text-box>
        </draw:frame>
        <draw:frame draw:style-name="gr11" draw:text-style-name="P3" draw:layer="layout" svg:width="2.542cm" svg:height="0.848cm" svg:x="8.618cm" svg:y="10.779cm">
          <draw:text-box>
            <text:p>axioma</text:p>
          </draw:text-box>
        </draw:frame>
        <draw:frame draw:style-name="gr14" draw:text-style-name="P3" draw:layer="layout" svg:width="4.799cm" svg:height="0.848cm" svg:x="7.858cm" svg:y="12.938cm">
          <draw:text-box>
            <text:p>iPertenece(c,e)</text:p>
          </draw:text-box>
        </draw:frame>
        <draw:frame draw:style-name="gr11" draw:text-style-name="P3" draw:layer="layout" svg:width="7.195cm" svg:height="0.848cm" svg:x="6.588cm" svg:y="13.995cm">
          <draw:text-box>
            <text:p>Demuestro con estados</text:p>
          </draw:text-box>
        </draw:frame>
        <draw:custom-shape draw:style-name="gr15" draw:text-style-name="P2" draw:layer="layout" svg:width="0.635cm" svg:height="0.762cm" svg:x="5.826cm" svg:y="11.9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635cm" svg:height="0.635cm" svg:x="14.97cm" svg:y="11.922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594cm" svg:height="0.848cm" svg:x="4.048cm" svg:y="11.922cm">
          <draw:text-box>
            <text:p>Abs</text:p>
          </draw:text-box>
        </draw:frame>
        <draw:frame draw:style-name="gr11" draw:text-style-name="P3" draw:layer="layout" svg:width="1.594cm" svg:height="0.848cm" svg:x="14.9cm" svg:y="11.922cm">
          <draw:text-box>
            <text:p>Abs</text:p>
          </draw:text-box>
        </draw:frame>
        <draw:custom-shape draw:style-name="gr17" draw:text-style-name="P2" draw:layer="layout" svg:width="4.826cm" svg:height="0.508cm" svg:x="7.477cm" svg:y="10.3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016cm" svg:height="2.413cm" svg:x="5.445cm" svg:y="11.0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096cm" svg:height="0.381cm" svg:x="6.969cm" svg:y="13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8cm" svg:height="2.413cm" svg:x="14.208cm" svg:y="11.033cm">
          <text:p/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5.826cm" svg:y1="13.446cm" svg:x2="5.826cm" svg:y2="11.033cm">
          <text:p/>
        </draw:line>
        <draw:line draw:style-name="gr21" draw:text-style-name="P4" draw:layer="layout" svg:x1="7.096cm" svg:y1="10.652cm" svg:x2="13.192cm" svg:y2="10.652cm">
          <text:p/>
        </draw:line>
        <draw:line draw:style-name="gr21" draw:text-style-name="P4" draw:layer="layout" svg:x1="6.969cm" svg:y1="13.954cm" svg:x2="13.065cm" svg:y2="13.954cm">
          <text:p/>
        </draw:line>
        <draw:line draw:style-name="gr21" draw:text-style-name="P4" draw:layer="layout" svg:x1="14.208cm" svg:y1="13.446cm" svg:x2="14.208cm" svg:y2="11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1:53:53.952695835</meta:creation-date>
    <dc:date>2018-04-19T14:54:04.526379055</dc:date>
    <meta:editing-duration>PT2H36M25S</meta:editing-duration>
    <meta:editing-cycles>4</meta:editing-cycles>
    <meta:generator>LibreOffice/5.3.7.2.0$Linux_X86_64 LibreOffice_project/30$Build-2</meta:generator>
    <meta:document-statistic meta:object-count="33"/>
  </office:meta>
</office:document-meta>
</file>